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T1" style:family="text">
      <style:text-properties officeooo:rsid="001d1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Google cloud posiada dużo ciekawych narzędzi które mogą mi ułatwić pracę</text:span></text:p>
      <text:p text:style-name="P1">- <text:span text:style-name="T1">Google cloud posiada narzędzie które może zautomatyzować wyszukiwanie klipów do moich filmów “Video AI”</text:span></text:p>
      <text:p text:style-name="P1">- Organizacja/ korporacja to narzędzie do skupiania zasobów w jednym miejsc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2T15:17:24.851761186</dc:date>
    <meta:editing-duration>PT1H1M</meta:editing-duration>
    <meta:editing-cycles>4</meta:editing-cycles>
    <meta:document-statistic meta:table-count="0" meta:image-count="0" meta:object-count="0" meta:page-count="1" meta:paragraph-count="3" meta:word-count="38" meta:character-count="255" meta:non-whitespace-character-count="220"/>
  </office:meta>
</office:document-meta>
</file>